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mm" fo:margin-right="0mm" fo:text-align="center" style:justify-single-word="false" fo:text-indent="0mm" style:auto-text-indent="false" style:page-number="auto"/>
      <style:text-properties fo:font-size="13pt" officeooo:rsid="00007546" officeooo:paragraph-rsid="00007546" style:font-size-asian="13pt" style:font-size-complex="13pt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3pt" officeooo:rsid="00007546" officeooo:paragraph-rsid="00007546" style:font-size-asian="13pt" style:font-size-complex="13pt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3pt" fo:font-weight="bold" officeooo:rsid="00007546" officeooo:paragraph-rsid="00007546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fo:break-before="column"/>
      <style:text-properties fo:font-size="13pt" officeooo:rsid="00007546" officeooo:paragraph-rsid="00007546" style:font-size-asian="13pt" style:font-size-complex="13pt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 fo:break-before="column"/>
      <style:text-properties fo:font-size="13pt" fo:font-weight="bold" officeooo:rsid="00007546" officeooo:paragraph-rsid="00007546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Empty the recycle bins </text:p>
      <text:p text:style-name="P2">The recycle bins are emptied at the nodes loading peer - when you come out at the entrance to the right inside on the other side of the fence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Clean the oventop - use cleaning agents and cleaning sponge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Skafferiet</text:p>
      <text:p text:style-name="P2"><text:s/>Throw away old food</text:p>
      <text:p text:style-name="P2"><text:s/>Sort food after labeling </text:p>
      <text:p text:style-name="P2"><text:s/>Wipe on shelves </text:p>
      <text:p text:style-name="P2"><text:s/>vacuum the floor and mop the floor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Kitchen </text:p>
      <text:p text:style-name="P2">Vacuum the floor and mop the floor </text:p>
      <text:p text:style-name="P2">also under the refrigerator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clean inside the stove</text:p>
      <text:p text:style-name="P2"><text:s/>clean inside the stove walls and top and bottom applies to all surfaces</text:p>
      <text:p text:style-name="P4"><text:s/>Microwave </text:p>
      <text:p text:style-name="P2"><text:s/>wipe off all surfaces clean the spinning plate clean the outside of the microwave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The fridge </text:p>
      <text:p text:style-name="P2"><text:s/>throw old food </text:p>
      <text:p text:style-name="P2"><text:s/>wipe all surfaces clean inside </text:p>
      <text:p text:style-name="P2"><text:s/>also the shelfes in the door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the freezer </text:p>
      <text:p text:style-name="P2"><text:s/>only if needed will then defrost the motherfucker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Dust ventilation</text:p>
      <text:p text:style-name="P2">dust all ventilation in the sealing roof in the big inside room </text:p>
      <text:p text:style-name="P2">use a ladder , please dont fall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clean all the windows in the loungeclean <text:soft-page-break/>all windows in the library 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clean all windows in the kitchen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clean all windows in the big outer room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Clean shoeshelves from dirt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<text:s/>Clean glasdoors and handles between rooms and entrence</text:p>
      <text:p text:style-name="P5">MISSION CARDS</text:p>
      <text:p text:style-name="P2"></text:p>
      <text:p text:style-name="P2"></text:p>
      <text:p text:style-name="P2"></text:p>
      <text:p text:style-name="P2"><text:s/>TAKE A MISSION-CARD AND FOLLOW THE INSTRUCTIONS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3">MISSION ACCOPLISHED</text:p>
      <text:p text:style-name="P3"></text:p>
      <text:p text:style-name="P3">PLACE CARD IN THIS BOX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columns fo:column-count="2" fo:column-gap="14.99mm">
          <style:column style:rel-width="4819*" fo:start-indent="0mm" fo:end-indent="7.5mm"/>
          <style:column style:rel-width="4819*" fo:start-indent="7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J Sveningsson</meta:initial-creator>
    <meta:creation-date>2017-07-14T23:11:29.337492123</meta:creation-date>
    <meta:printed-by>CJ Sveningsson</meta:printed-by>
    <meta:print-date>2017-07-14T23:21:33.686589539</meta:print-date>
    <dc:date>2017-07-14T23:30:19.615486017</dc:date>
    <dc:creator>CJ Sveningsson</dc:creator>
    <meta:editing-duration>PT3M40S</meta:editing-duration>
    <meta:editing-cycles>1</meta:editing-cycles>
    <meta:document-statistic meta:table-count="0" meta:image-count="0" meta:object-count="0" meta:page-count="3" meta:paragraph-count="152" meta:word-count="207" meta:character-count="1334" meta:non-whitespace-character-count="973"/>
    <meta:generator>LibreOffice/4.2.8.2$Linux_X86_64 LibreOffice_project/420m0$Build-2</meta:generator>
  </office:meta>
</office:document-meta>
</file>